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1" style:family="table-row">
      <style:table-row-properties style:min-row-height="9.613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d9ee4" officeooo:paragraph-rsid="000d9ee4"/>
    </style:style>
    <style:style style:name="P9" style:family="paragraph" style:parent-style-name="Table_20_Contents">
      <style:text-properties officeooo:rsid="000de048" officeooo:paragraph-rsid="000de048"/>
    </style:style>
    <style:style style:name="P10" style:family="paragraph" style:parent-style-name="Table_20_Contents">
      <style:paragraph-properties fo:text-align="justify" style:justify-single-word="false"/>
      <style:text-properties officeooo:rsid="000de048" officeooo:paragraph-rsid="000de048"/>
    </style:style>
    <style:style style:name="P11" style:family="paragraph" style:parent-style-name="Table_20_Contents">
      <style:text-properties officeooo:paragraph-rsid="000de048"/>
    </style:style>
    <style:style style:name="P12" style:family="paragraph" style:parent-style-name="Table_20_Contents">
      <style:paragraph-properties fo:text-align="justify" style:justify-single-word="false"/>
      <style:text-properties officeooo:paragraph-rsid="000de048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e04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4. Comunicación entre procesos utilizando cauce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ose Miguel Hernández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Para el correcto funcionamiento del productor/consumidor primero tenemos que</text:p>
            <text:p text:style-name="P10">ejecutar el programa consumidor, ya sea en un terminal en segundo plano o en primer</text:p>
            <text:p text:style-name="P10">plano. Una vez iniciado el proceso consumidor ya podemos ejecutar el productor (en el</text:p>
            <text:p text:style-name="P10">mismo terminal si el consumidor está en segundo plano o en otro terminal si éste está en</text:p>
            <text:p text:style-name="P10">primer plano) pasándole como parámetro entre comillas el string a escribir. Como el</text:p>
            <text:p text:style-name="P10">consumidor está en un bucle infinito esperando a la entrada estándar, imprimirá el</text:p>
            <text:p text:style-name="P10">mensaje recibido inmediatamente, hasta recibir la cadena “fin”.</text:p>
            <text:p text:style-name="P10"/>
            <text:p text:style-name="P10">Queda reflejado que estamos usando un cauce FIFO porque permanece el archivo FIFO</text:p>
            <text:p text:style-name="P12"><text:span text:style-name="T3">que hemos usado para la comunicación.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Lo primero que hace es crear un cauce con la orden pipe, pasándole como parámetro el</text:p>
            <text:p text:style-name="P10">vector de enteros fd, lo cual asigna por defecto el modo lectura a fd[0] y el de escritura a</text:p>
            <text:p text:style-name="P10">fd[1].</text:p>
            <text:p text:style-name="P10">Después crea el hijo con la orden fork. Seguidamente entramos en la zona de código del</text:p>
            <text:p text:style-name="P10">hijo comprobando que el PID sea 0, y lo primero que hace es cerrar el descriptor de</text:p>
            <text:p text:style-name="P10">lectura del mismo. Después envía el mensaje a través del cauce usando el descriptor de</text:p>
            <text:p text:style-name="P10">escritura fd[1], mediante la orden write.</text:p>
            <text:p text:style-name="P10">En la zona de código del proceso padre, en cambio, lo primero que hacemos es cerrar el</text:p>
            <text:p text:style-name="P10">descriptor de escritura fd[1] y seguidamente lee los datos del cauce usando el descriptor</text:p>
            <text:p text:style-name="P10">de lectura fd[0], mediante la orden read. Por último imprime el número de bytes de la</text:p>
            <text:p text:style-name="P10">cadena recibida y la misma cadena.</text:p>
            <text:p text:style-name="P10">Hecho esto hemos conseguido la comunicación por cauces deseada en la dirección</text:p>
            <text:p text:style-name="P12"><text:span text:style-name="T3">deseada, la cual también se podría hacer al revés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El resultado de la ejecución es el mismo en ambos.</text:p>
            <text:p text:style-name="P9">Las diferencias a nivel de código son que el primer programa usa la orden close para</text:p>
            <text:p text:style-name="P9">cerrar la salida estándar y así dejar la entrada del descriptor de lectura del hijo libre y</text:p>
            <text:p text:style-name="P9">luego dup para duplicar el descriptor de escritura en el cauce. Lo mismo hace con el</text:p>
            <text:p text:style-name="P9">proceso padre pero con la entrada estándar.</text:p>
            <text:p text:style-name="P9">El segundo usa solamente la orden dup2, que hace lo mismo que las otras dos juntas en</text:p>
            <text:p text:style-name="P9">una sola orden, cerrando el descriptor antiguo y duplicando el descriptor después. Se</text:p>
            <text:p text:style-name="P9">garantiza que la llamada es atómica, por lo que si por ejemplo, si llega una señal al</text:p>
            <text:p text:style-name="P9">proceso, toda la operación transcurrirá antes de devolverle el control al núcleo para</text:p>
            <text:p text:style-name="P9">gestionar la señal.</text:p>
            <text:p text:style-name="P9">Así pues hemos creado un cauce en el que el proceso hijo ejecuta la orden ls y lo</text:p>
            <text:p text:style-name="P9">redirecciona al descriptor de escritura de salida deseado, no a la salida estándar, con lo</text:p>
            <text:p text:style-name="P9">cual el proceso padre, en el que también hemos redirigido la entrada para que no sea la</text:p>
            <text:p text:style-name="P9">estándar, recibe el la información de la orden que ejecutó el hijo y seguidamente ejecuta</text:p>
            <text:p text:style-name="P9">la orden sort. Con la salida que da el programa podemos comprobar que el cauce se ha</text:p>
            <text:p text:style-name="P11"><text:span text:style-name="T3">efectuado correctamente.</text:span></text:p>
          </table:table-cell>
        </table:table-row>
      </table:table>
      <text:p text:style-name="Standard"/>
      <text:p text:style-name="Standard">Mi solución a la <text:span text:style-name="T2">ejercicio 5</text:span> ha s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3">Está incluido en el .zip</text:span></text:p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Módulo 2 - Sesión 4. Comunicación entre procesos utilizando cauce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11-10-05T09:46:35</meta:creation-date>
    <dc:date>2016-11-27T18:39:26.885764610</dc:date>
    <meta:print-date>2011-10-06T10:39:21</meta:print-date>
    <meta:editing-cycles>187</meta:editing-cycles>
    <meta:editing-duration>PT21H49M21S</meta:editing-duration>
    <meta:document-statistic meta:table-count="10" meta:image-count="1" meta:object-count="0" meta:page-count="3" meta:paragraph-count="56" meta:word-count="643" meta:character-count="3699" meta:non-whitespace-character-count="3102"/>
    <meta:user-defined meta:name="Información 1"/>
    <meta:user-defined meta:name="Información 2"/>
    <meta:user-defined meta:name="Información 3"/>
    <meta:user-defined meta:name="Información 4"/>
  </office:meta>
</office:document-meta>
</file>